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44025" officeooo:paragraph-rsid="000440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gt; db.Student1.find().pretty();</text:p>
      <text:p text:style-name="P1">{</text:p>
      <text:p text:style-name="P1"><text:tab/>"_id" : ObjectId("5d9809e2c46ce62ab65cc415"),</text:p>
      <text:p text:style-name="P1"><text:tab/>"Name" : "Siddhesh",</text:p>
      <text:p text:style-name="P1"><text:tab/>"RollNo" : 31233,</text:p>
      <text:p text:style-name="P1"><text:tab/>"Subject" : "DBMS",</text:p>
      <text:p text:style-name="P1"><text:tab/>"Marks" : 50</text:p>
      <text:p text:style-name="P1">}</text:p>
      <text:p text:style-name="P1">{</text:p>
      <text:p text:style-name="P1"><text:tab/>"_id" : ObjectId("5d9809fdc46ce62ab65cc416"),</text:p>
      <text:p text:style-name="P1"><text:tab/>"Name" : "Geet",</text:p>
      <text:p text:style-name="P1"><text:tab/>"RollNo" : 31419,</text:p>
      <text:p text:style-name="P1"><text:tab/>"Subject" : "DBMS",</text:p>
      <text:p text:style-name="P1"><text:tab/>"Marks" : 30</text:p>
      <text:p text:style-name="P1">}</text:p>
      <text:p text:style-name="P1">{</text:p>
      <text:p text:style-name="P1"><text:tab/>"_id" : ObjectId("5d980a0fc46ce62ab65cc417"),</text:p>
      <text:p text:style-name="P1"><text:tab/>"Name" : "Ashutosh",</text:p>
      <text:p text:style-name="P1"><text:tab/>"RollNo" : 31425,</text:p>
      <text:p text:style-name="P1"><text:tab/>"Subject" : "DBMS",</text:p>
      <text:p text:style-name="P1"><text:tab/>"Marks" : 25</text:p>
      <text:p text:style-name="P1">}</text:p>
      <text:p text:style-name="P1">{</text:p>
      <text:p text:style-name="P1"><text:tab/>"_id" : ObjectId("5d980b2cc46ce62ab65cc418"),</text:p>
      <text:p text:style-name="P1"><text:tab/>"Name" : "Siddhesh",</text:p>
      <text:p text:style-name="P1"><text:tab/>"RollNo" : 31233,</text:p>
      <text:p text:style-name="P1"><text:tab/>"Subject" : "CN",</text:p>
      <text:p text:style-name="P1"><text:tab/>"Marks" : 35</text:p>
      <text:p text:style-name="P1">}</text:p>
      <text:p text:style-name="P1">{</text:p>
      <text:p text:style-name="P1"><text:tab/>"_id" : ObjectId("5d980b42c46ce62ab65cc419"),</text:p>
      <text:p text:style-name="P1"><text:tab/>"Name" : "Geet",</text:p>
      <text:p text:style-name="P1"><text:tab/>"RollNo" : 31419,</text:p>
      <text:p text:style-name="P1"><text:tab/>"Subject" : "CN",</text:p>
      <text:p text:style-name="P1"><text:tab/>"Marks" : 45</text:p>
      <text:p text:style-name="P1">}</text:p>
      <text:p text:style-name="P1">{</text:p>
      <text:p text:style-name="P1"><text:tab/>"_id" : ObjectId("5d980b5ac46ce62ab65cc41a"),</text:p>
      <text:p text:style-name="P1"><text:tab/>"Name" : "Ashutosh",</text:p>
      <text:p text:style-name="P1"><text:tab/>"RollNo" : 31425,</text:p>
      <text:p text:style-name="P1"><text:tab/>"Subject" : "CN",</text:p>
      <text:p text:style-name="P1"><text:tab/>"Marks" : 15</text:p>
      <text:p text:style-name="P1">}</text:p>
      <text:p text:style-name="P1">&gt; </text:p>
      <text:p text:style-name="P1"/>
      <text:p text:style-name="P1"/>
      <text:p text:style-name="P1">&gt; var mapFunction1=function(){</text:p>
      <text:p text:style-name="P1">... emit(this.RollNo,this.Marks);</text:p>
      <text:p text:style-name="P1">... };</text:p>
      <text:p text:style-name="P1"><text:soft-page-break/></text:p>
      <text:p text:style-name="P1">var reduceFunction1=function(RollNo,Marks){ return Array.sum(Marks); };</text:p>
      <text:p text:style-name="P1"/>
      <text:p text:style-name="P1"/>
      <text:p text:style-name="P1">&gt; db.Student1.mapReduce(</text:p>
      <text:p text:style-name="P1">... mapFunction1,</text:p>
      <text:p text:style-name="P1">... reduceFunction1,</text:p>
      <text:p text:style-name="P1">... { out:"Map_Reduce_In_MongoDb"}</text:p>
      <text:p text:style-name="P1">... )</text:p>
      <text:p text:style-name="P1">{</text:p>
      <text:p text:style-name="P1"><text:tab/>"result" : "Map_Reduce_In_MongoDb",</text:p>
      <text:p text:style-name="P1"><text:tab/>"timeMillis" : 32,</text:p>
      <text:p text:style-name="P1"><text:tab/>"counts" : {</text:p>
      <text:p text:style-name="P1"><text:tab/><text:tab/>"input" : 6,</text:p>
      <text:p text:style-name="P1"><text:tab/><text:tab/>"emit" : 6,</text:p>
      <text:p text:style-name="P1"><text:tab/><text:tab/>"reduce" : 3,</text:p>
      <text:p text:style-name="P1"><text:tab/><text:tab/>"output" : 3</text:p>
      <text:p text:style-name="P1"><text:tab/>},</text:p>
      <text:p text:style-name="P1"><text:tab/>"ok" : 1</text:p>
      <text:p text:style-name="P1">}</text:p>
      <text:p text:style-name="P1">&gt; db.Map_Reduce_In_MongoDb.find().pretty();</text:p>
      <text:p text:style-name="P1">{ "_id" : 31233, "value" : 85 }</text:p>
      <text:p text:style-name="P1">{ "_id" : 31419, "value" : 75 }</text:p>
      <text:p text:style-name="P1">{ "_id" : 31425, "value" : 40 }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09:03:31.149536102</meta:creation-date>
    <dc:date>2019-10-05T09:04:48.454402259</dc:date>
    <meta:editing-duration>P0D</meta:editing-duration>
    <meta:editing-cycles>1</meta:editing-cycles>
    <meta:document-statistic meta:table-count="0" meta:image-count="0" meta:object-count="0" meta:page-count="2" meta:paragraph-count="68" meta:word-count="181" meta:character-count="1320" meta:non-whitespace-character-count="1095"/>
    <meta:generator>LibreOffice/4.2.8.2$Linux_X86_64 LibreOffice_project/420$Build-2</meta:generator>
  </office:meta>
</office:document-meta>
</file>